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2.6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16.604cm" fo:min-width="0.189cm" fo:wrap-option="wrap"/>
    </style:style>
    <style:style style:name="gr6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0.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3.175cm" svg:x="6.957cm" svg:y="2.63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7.591cm" svg:y1="2.634cm" svg:x2="7.591cm" svg:y2="5.809cm">
              <text:p/>
            </draw:line>
            <draw:line draw:style-name="gr2" draw:text-style-name="P1" draw:layer="layout" svg:x1="8.227cm" svg:y1="2.634cm" svg:x2="8.227cm" svg:y2="5.809cm">
              <text:p/>
            </draw:line>
            <draw:line draw:style-name="gr2" draw:text-style-name="P1" draw:layer="layout" svg:x1="8.862cm" svg:y1="2.634cm" svg:x2="8.862cm" svg:y2="5.809cm">
              <text:p/>
            </draw:line>
            <draw:line draw:style-name="gr2" draw:text-style-name="P1" draw:layer="layout" svg:x1="9.498cm" svg:y1="2.634cm" svg:x2="9.498cm" svg:y2="5.809cm">
              <text:p/>
            </draw:line>
            <draw:line draw:style-name="gr2" draw:text-style-name="P1" draw:layer="layout" svg:x1="6.957cm" svg:y1="3.268cm" svg:x2="10.132cm" svg:y2="3.268cm">
              <text:p/>
            </draw:line>
            <draw:line draw:style-name="gr2" draw:text-style-name="P1" draw:layer="layout" svg:x1="6.957cm" svg:y1="3.904cm" svg:x2="10.132cm" svg:y2="3.904cm">
              <text:p/>
            </draw:line>
            <draw:line draw:style-name="gr2" draw:text-style-name="P1" draw:layer="layout" svg:x1="6.957cm" svg:y1="4.539cm" svg:x2="10.132cm" svg:y2="4.539cm">
              <text:p/>
            </draw:line>
            <draw:line draw:style-name="gr2" draw:text-style-name="P1" draw:layer="layout" svg:x1="6.957cm" svg:y1="5.175cm" svg:x2="10.132cm" svg:y2="5.175cm">
              <text:p/>
            </draw:line>
          </draw:g>
          <draw:frame draw:style-name="gr3" draw:text-style-name="P2" draw:layer="layout" svg:width="1.473cm" svg:height="0.725cm" draw:transform="rotate (1.5707963267949) translate (6.957cm 2.634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7.558cm 2.635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8.759cm 2.636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9.46cm 2.637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8.061cm 2.638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5.005cm" svg:y="2.634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5.005cm" svg:y="3.235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5.005cm" svg:y="3.936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4.687cm" svg:y="4.536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4.1cm" svg:y="5.137cm">
            <draw:text-box>
              <text:p text:style-name="P3"><text:span text:style-name="T1">Uzbekistan</text:span></text:p>
            </draw:text-box>
          </draw:frame>
        </draw:g>
        <draw:frame draw:style-name="gr4" draw:text-style-name="P6" draw:layer="layout" svg:width="4.763cm" svg:height="1.673cm" svg:x="5.574cm" svg:y="6.126cm">
          <draw:text-box>
            <text:p text:style-name="P5">Consumption</text:p>
          </draw:text-box>
        </draw:frame>
        <draw:g>
          <draw:g>
            <draw:custom-shape draw:style-name="gr1" draw:text-style-name="P1" draw:layer="layout" svg:width="3.175cm" svg:height="3.175cm" svg:x="6.974cm" svg:y="8.613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7.608cm" svg:y1="8.613cm" svg:x2="7.608cm" svg:y2="11.788cm">
              <text:p/>
            </draw:line>
            <draw:line draw:style-name="gr2" draw:text-style-name="P1" draw:layer="layout" svg:x1="8.244cm" svg:y1="8.613cm" svg:x2="8.244cm" svg:y2="11.788cm">
              <text:p/>
            </draw:line>
            <draw:line draw:style-name="gr2" draw:text-style-name="P1" draw:layer="layout" svg:x1="8.879cm" svg:y1="8.613cm" svg:x2="8.879cm" svg:y2="11.788cm">
              <text:p/>
            </draw:line>
            <draw:line draw:style-name="gr2" draw:text-style-name="P1" draw:layer="layout" svg:x1="9.515cm" svg:y1="8.613cm" svg:x2="9.515cm" svg:y2="11.788cm">
              <text:p/>
            </draw:line>
            <draw:line draw:style-name="gr2" draw:text-style-name="P1" draw:layer="layout" svg:x1="6.974cm" svg:y1="9.247cm" svg:x2="10.149cm" svg:y2="9.247cm">
              <text:p/>
            </draw:line>
            <draw:line draw:style-name="gr2" draw:text-style-name="P1" draw:layer="layout" svg:x1="6.974cm" svg:y1="9.883cm" svg:x2="10.149cm" svg:y2="9.883cm">
              <text:p/>
            </draw:line>
            <draw:line draw:style-name="gr2" draw:text-style-name="P1" draw:layer="layout" svg:x1="6.974cm" svg:y1="10.518cm" svg:x2="10.149cm" svg:y2="10.518cm">
              <text:p/>
            </draw:line>
            <draw:line draw:style-name="gr2" draw:text-style-name="P1" draw:layer="layout" svg:x1="6.974cm" svg:y1="11.154cm" svg:x2="10.149cm" svg:y2="11.154cm">
              <text:p/>
            </draw:line>
          </draw:g>
          <draw:frame draw:style-name="gr3" draw:text-style-name="P2" draw:layer="layout" svg:width="1.473cm" svg:height="0.725cm" draw:transform="rotate (1.5707963267949) translate (6.974cm 8.613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7.575cm 8.614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8.776cm 8.615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9.477cm 8.616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8.078cm 8.617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5.022cm" svg:y="8.613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5.022cm" svg:y="9.214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5.022cm" svg:y="9.915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4.704cm" svg:y="10.515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4.117cm" svg:y="11.116cm">
            <draw:text-box>
              <text:p text:style-name="P3"><text:span text:style-name="T1">Uzbekistan</text:span></text:p>
            </draw:text-box>
          </draw:frame>
        </draw:g>
        <draw:frame draw:style-name="gr4" draw:text-style-name="P6" draw:layer="layout" svg:width="4.763cm" svg:height="1.673cm" svg:x="5.574cm" svg:y="12.027cm">
          <draw:text-box>
            <text:p text:style-name="P5">Production</text:p>
          </draw:text-box>
        </draw:frame>
        <draw:custom-shape draw:style-name="gr5" draw:text-style-name="P1" draw:layer="layout" svg:width="1.905cm" svg:height="17.78cm" svg:x="3.505cm" svg:y="1.63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3.493cm" svg:height="3.806cm" svg:x="0.365cm" svg:y="9.255cm">
          <draw:text-box>
            <text:p text:style-name="P5">2D Panel Data countries x time</text:p>
          </draw:text-box>
        </draw:frame>
        <draw:frame draw:style-name="gr7" draw:text-style-name="P7" draw:layer="layout" svg:width="3.493cm" svg:height="2.384cm" svg:x="0.365cm" svg:y="19.888cm">
          <draw:text-box>
            <text:p text:style-name="P5">1D Vector Data countries</text:p>
          </draw:text-box>
        </draw:frame>
        <draw:frame draw:style-name="gr4" draw:text-style-name="P7" draw:layer="layout" svg:width="3.493cm" svg:height="1.673cm" svg:x="12.43cm" svg:y="12.027cm">
          <draw:text-box>
            <text:p text:style-name="P5">Export</text:p>
          </draw:text-box>
        </draw:frame>
        <draw:frame draw:style-name="gr8" draw:text-style-name="P7" draw:layer="layout" svg:width="4.763cm" svg:height="0.962cm" svg:x="5.574cm" svg:y="17.913cm">
          <draw:text-box>
            <text:p text:style-name="P5">Other data</text:p>
          </draw:text-box>
        </draw:frame>
        <draw:frame draw:style-name="gr4" draw:text-style-name="P6" draw:layer="layout" svg:width="4.763cm" svg:height="1.673cm" svg:x="11.582cm" svg:y="5.994cm">
          <draw:text-box>
            <text:p text:style-name="P5">Import</text:p>
          </draw:text-box>
        </draw:frame>
        <draw:frame draw:style-name="gr4" draw:text-style-name="P6" draw:layer="layout" svg:width="4.763cm" svg:height="1.673cm" svg:x="11.477cm" svg:y="17.742cm">
          <draw:text-box>
            <text:p text:style-name="P5">Prices</text:p>
          </draw:text-box>
        </draw:frame>
        <draw:g>
          <draw:g>
            <draw:custom-shape draw:style-name="gr1" draw:text-style-name="P1" draw:layer="layout" svg:width="3.175cm" svg:height="3.175cm" svg:x="12.858cm" svg:y="2.63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3.492cm" svg:y1="2.635cm" svg:x2="13.492cm" svg:y2="5.81cm">
              <text:p/>
            </draw:line>
            <draw:line draw:style-name="gr2" draw:text-style-name="P1" draw:layer="layout" svg:x1="14.128cm" svg:y1="2.635cm" svg:x2="14.128cm" svg:y2="5.81cm">
              <text:p/>
            </draw:line>
            <draw:line draw:style-name="gr2" draw:text-style-name="P1" draw:layer="layout" svg:x1="14.763cm" svg:y1="2.635cm" svg:x2="14.763cm" svg:y2="5.81cm">
              <text:p/>
            </draw:line>
            <draw:line draw:style-name="gr2" draw:text-style-name="P1" draw:layer="layout" svg:x1="15.399cm" svg:y1="2.635cm" svg:x2="15.399cm" svg:y2="5.81cm">
              <text:p/>
            </draw:line>
            <draw:line draw:style-name="gr2" draw:text-style-name="P1" draw:layer="layout" svg:x1="12.858cm" svg:y1="3.269cm" svg:x2="16.033cm" svg:y2="3.269cm">
              <text:p/>
            </draw:line>
            <draw:line draw:style-name="gr2" draw:text-style-name="P1" draw:layer="layout" svg:x1="12.858cm" svg:y1="3.905cm" svg:x2="16.033cm" svg:y2="3.905cm">
              <text:p/>
            </draw:line>
            <draw:line draw:style-name="gr2" draw:text-style-name="P1" draw:layer="layout" svg:x1="12.858cm" svg:y1="4.54cm" svg:x2="16.033cm" svg:y2="4.54cm">
              <text:p/>
            </draw:line>
            <draw:line draw:style-name="gr2" draw:text-style-name="P1" draw:layer="layout" svg:x1="12.858cm" svg:y1="5.176cm" svg:x2="16.033cm" svg:y2="5.176cm">
              <text:p/>
            </draw:line>
          </draw:g>
          <draw:frame draw:style-name="gr3" draw:text-style-name="P2" draw:layer="layout" svg:width="1.473cm" svg:height="0.725cm" draw:transform="rotate (1.5707963267949) translate (12.858cm 2.635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13.459cm 2.636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14.66cm 2.637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15.361cm 2.638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13.962cm 2.639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10.906cm" svg:y="2.635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10.906cm" svg:y="3.236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10.906cm" svg:y="3.937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10.588cm" svg:y="4.537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10.001cm" svg:y="5.138cm">
            <draw:text-box>
              <text:p text:style-name="P3"><text:span text:style-name="T1">Uzbekistan</text:span></text:p>
            </draw:text-box>
          </draw:frame>
        </draw:g>
        <draw:g>
          <draw:g>
            <draw:custom-shape draw:style-name="gr1" draw:text-style-name="P1" draw:layer="layout" svg:width="3.175cm" svg:height="3.175cm" svg:x="12.875cm" svg:y="8.61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3.509cm" svg:y1="8.614cm" svg:x2="13.509cm" svg:y2="11.789cm">
              <text:p/>
            </draw:line>
            <draw:line draw:style-name="gr2" draw:text-style-name="P1" draw:layer="layout" svg:x1="14.145cm" svg:y1="8.614cm" svg:x2="14.145cm" svg:y2="11.789cm">
              <text:p/>
            </draw:line>
            <draw:line draw:style-name="gr2" draw:text-style-name="P1" draw:layer="layout" svg:x1="14.78cm" svg:y1="8.614cm" svg:x2="14.78cm" svg:y2="11.789cm">
              <text:p/>
            </draw:line>
            <draw:line draw:style-name="gr2" draw:text-style-name="P1" draw:layer="layout" svg:x1="15.416cm" svg:y1="8.614cm" svg:x2="15.416cm" svg:y2="11.789cm">
              <text:p/>
            </draw:line>
            <draw:line draw:style-name="gr2" draw:text-style-name="P1" draw:layer="layout" svg:x1="12.875cm" svg:y1="9.248cm" svg:x2="16.05cm" svg:y2="9.248cm">
              <text:p/>
            </draw:line>
            <draw:line draw:style-name="gr2" draw:text-style-name="P1" draw:layer="layout" svg:x1="12.875cm" svg:y1="9.884cm" svg:x2="16.05cm" svg:y2="9.884cm">
              <text:p/>
            </draw:line>
            <draw:line draw:style-name="gr2" draw:text-style-name="P1" draw:layer="layout" svg:x1="12.875cm" svg:y1="10.519cm" svg:x2="16.05cm" svg:y2="10.519cm">
              <text:p/>
            </draw:line>
            <draw:line draw:style-name="gr2" draw:text-style-name="P1" draw:layer="layout" svg:x1="12.875cm" svg:y1="11.155cm" svg:x2="16.05cm" svg:y2="11.155cm">
              <text:p/>
            </draw:line>
          </draw:g>
          <draw:frame draw:style-name="gr3" draw:text-style-name="P2" draw:layer="layout" svg:width="1.473cm" svg:height="0.725cm" draw:transform="rotate (1.5707963267949) translate (12.875cm 8.614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13.476cm 8.615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14.677cm 8.616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15.378cm 8.617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13.979cm 8.618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10.923cm" svg:y="8.614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10.923cm" svg:y="9.215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10.923cm" svg:y="9.916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10.605cm" svg:y="10.516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10.018cm" svg:y="11.117cm">
            <draw:text-box>
              <text:p text:style-name="P3"><text:span text:style-name="T1">Uzbekistan</text:span></text:p>
            </draw:text-box>
          </draw:frame>
        </draw:g>
        <draw:g>
          <draw:g>
            <draw:custom-shape draw:style-name="gr1" draw:text-style-name="P1" draw:layer="layout" svg:width="3.175cm" svg:height="3.175cm" svg:x="12.876cm" svg:y="14.11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3.51cm" svg:y1="14.115cm" svg:x2="13.51cm" svg:y2="17.29cm">
              <text:p/>
            </draw:line>
            <draw:line draw:style-name="gr2" draw:text-style-name="P1" draw:layer="layout" svg:x1="14.146cm" svg:y1="14.115cm" svg:x2="14.146cm" svg:y2="17.29cm">
              <text:p/>
            </draw:line>
            <draw:line draw:style-name="gr2" draw:text-style-name="P1" draw:layer="layout" svg:x1="14.781cm" svg:y1="14.115cm" svg:x2="14.781cm" svg:y2="17.29cm">
              <text:p/>
            </draw:line>
            <draw:line draw:style-name="gr2" draw:text-style-name="P1" draw:layer="layout" svg:x1="15.417cm" svg:y1="14.115cm" svg:x2="15.417cm" svg:y2="17.29cm">
              <text:p/>
            </draw:line>
            <draw:line draw:style-name="gr2" draw:text-style-name="P1" draw:layer="layout" svg:x1="12.876cm" svg:y1="14.749cm" svg:x2="16.051cm" svg:y2="14.749cm">
              <text:p/>
            </draw:line>
            <draw:line draw:style-name="gr2" draw:text-style-name="P1" draw:layer="layout" svg:x1="12.876cm" svg:y1="15.385cm" svg:x2="16.051cm" svg:y2="15.385cm">
              <text:p/>
            </draw:line>
            <draw:line draw:style-name="gr2" draw:text-style-name="P1" draw:layer="layout" svg:x1="12.876cm" svg:y1="16.02cm" svg:x2="16.051cm" svg:y2="16.02cm">
              <text:p/>
            </draw:line>
            <draw:line draw:style-name="gr2" draw:text-style-name="P1" draw:layer="layout" svg:x1="12.876cm" svg:y1="16.656cm" svg:x2="16.051cm" svg:y2="16.656cm">
              <text:p/>
            </draw:line>
          </draw:g>
          <draw:frame draw:style-name="gr3" draw:text-style-name="P2" draw:layer="layout" svg:width="1.473cm" svg:height="0.725cm" draw:transform="rotate (1.5707963267949) translate (12.876cm 14.115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13.477cm 14.116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14.678cm 14.117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15.379cm 14.118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13.98cm 14.119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10.924cm" svg:y="14.115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10.924cm" svg:y="14.716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10.924cm" svg:y="15.417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10.606cm" svg:y="16.017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10.019cm" svg:y="16.618cm">
            <draw:text-box>
              <text:p text:style-name="P3"><text:span text:style-name="T1">Uzbekistan</text:span></text:p>
            </draw:text-box>
          </draw:frame>
        </draw:g>
        <draw:g>
          <draw:g>
            <draw:custom-shape draw:style-name="gr1" draw:text-style-name="P1" draw:layer="layout" svg:width="3.175cm" svg:height="3.175cm" svg:x="6.976cm" svg:y="14.31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7.61cm" svg:y1="14.315cm" svg:x2="7.61cm" svg:y2="17.49cm">
              <text:p/>
            </draw:line>
            <draw:line draw:style-name="gr2" draw:text-style-name="P1" draw:layer="layout" svg:x1="8.246cm" svg:y1="14.315cm" svg:x2="8.246cm" svg:y2="17.49cm">
              <text:p/>
            </draw:line>
            <draw:line draw:style-name="gr2" draw:text-style-name="P1" draw:layer="layout" svg:x1="8.881cm" svg:y1="14.315cm" svg:x2="8.881cm" svg:y2="17.49cm">
              <text:p/>
            </draw:line>
            <draw:line draw:style-name="gr2" draw:text-style-name="P1" draw:layer="layout" svg:x1="9.517cm" svg:y1="14.315cm" svg:x2="9.517cm" svg:y2="17.49cm">
              <text:p/>
            </draw:line>
            <draw:line draw:style-name="gr2" draw:text-style-name="P1" draw:layer="layout" svg:x1="6.976cm" svg:y1="14.949cm" svg:x2="10.151cm" svg:y2="14.949cm">
              <text:p/>
            </draw:line>
            <draw:line draw:style-name="gr2" draw:text-style-name="P1" draw:layer="layout" svg:x1="6.976cm" svg:y1="15.585cm" svg:x2="10.151cm" svg:y2="15.585cm">
              <text:p/>
            </draw:line>
            <draw:line draw:style-name="gr2" draw:text-style-name="P1" draw:layer="layout" svg:x1="6.976cm" svg:y1="16.22cm" svg:x2="10.151cm" svg:y2="16.22cm">
              <text:p/>
            </draw:line>
            <draw:line draw:style-name="gr2" draw:text-style-name="P1" draw:layer="layout" svg:x1="6.976cm" svg:y1="16.856cm" svg:x2="10.151cm" svg:y2="16.856cm">
              <text:p/>
            </draw:line>
          </draw:g>
          <draw:frame draw:style-name="gr3" draw:text-style-name="P2" draw:layer="layout" svg:width="1.473cm" svg:height="0.725cm" draw:transform="rotate (1.5707963267949) translate (6.976cm 14.315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7.577cm 14.316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8.778cm 14.317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9.479cm 14.318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8.08cm 14.319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5.024cm" svg:y="14.315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5.024cm" svg:y="14.916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5.024cm" svg:y="15.617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4.706cm" svg:y="16.217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4.119cm" svg:y="16.818cm">
            <draw:text-box>
              <text:p text:style-name="P3"><text:span text:style-name="T1">Uzb</text:span><text:span text:style-name="T1">ekist</text:span><text:span text:style-name="T1">an</text:span></text:p>
            </draw:text-box>
          </draw:frame>
        </draw:g>
        <draw:g>
          <draw:custom-shape draw:style-name="gr9" draw:text-style-name="P1" draw:layer="layout" svg:width="0.69cm" svg:height="3.175cm" svg:x="6.977cm" svg:y="21.51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977cm" svg:y1="22.15cm" svg:x2="7.667cm" svg:y2="22.15cm">
            <text:p/>
          </draw:line>
          <draw:line draw:style-name="gr2" draw:text-style-name="P1" draw:layer="layout" svg:x1="6.977cm" svg:y1="22.786cm" svg:x2="7.667cm" svg:y2="22.786cm">
            <text:p/>
          </draw:line>
          <draw:line draw:style-name="gr2" draw:text-style-name="P1" draw:layer="layout" svg:x1="6.977cm" svg:y1="23.421cm" svg:x2="7.667cm" svg:y2="23.421cm">
            <text:p/>
          </draw:line>
          <draw:line draw:style-name="gr2" draw:text-style-name="P1" draw:layer="layout" svg:x1="6.977cm" svg:y1="24.057cm" svg:x2="7.667cm" svg:y2="24.057cm">
            <text:p/>
          </draw:line>
        </draw:g>
        <draw:frame draw:style-name="gr3" draw:text-style-name="P2" draw:layer="layout" svg:width="1.473cm" svg:height="0.725cm" draw:transform="rotate (1.5707963267949) translate (6.977cm 21.516cm)">
          <draw:text-box>
            <text:p><text:span text:style-name="T1">1995</text:span></text:p>
          </draw:text-box>
        </draw:frame>
        <draw:frame draw:style-name="gr3" draw:text-style-name="P2" draw:layer="layout" svg:width="1.473cm" svg:height="0.725cm" draw:transform="rotate (1.5707963267949) translate (7.578cm 21.517cm)">
          <draw:text-box>
            <text:p><text:span text:style-name="T1">1996</text:span></text:p>
          </draw:text-box>
        </draw:frame>
        <draw:frame draw:style-name="gr3" draw:text-style-name="P2" draw:layer="layout" svg:width="1.473cm" svg:height="0.725cm" draw:transform="rotate (1.5707963267949) translate (8.779cm 21.518cm)">
          <draw:text-box>
            <text:p><text:span text:style-name="T1">2099</text:span></text:p>
          </draw:text-box>
        </draw:frame>
        <draw:frame draw:style-name="gr3" draw:text-style-name="P2" draw:layer="layout" svg:width="1.473cm" svg:height="0.725cm" draw:transform="rotate (1.5707963267949) translate (9.48cm 21.519cm)">
          <draw:text-box>
            <text:p><text:span text:style-name="T1">2100</text:span></text:p>
          </draw:text-box>
        </draw:frame>
        <draw:frame draw:style-name="gr3" draw:text-style-name="P2" draw:layer="layout" svg:width="1.473cm" svg:height="0.725cm" draw:transform="rotate (1.5707963267949) translate (8.081cm 21.52cm)">
          <draw:text-box>
            <text:p><text:span text:style-name="T1">...</text:span></text:p>
          </draw:text-box>
        </draw:frame>
        <draw:frame draw:style-name="gr3" draw:text-style-name="P4" draw:layer="layout" svg:width="1.952cm" svg:height="0.725cm" svg:x="5.025cm" svg:y="21.516cm">
          <draw:text-box>
            <text:p text:style-name="P3"><text:span text:style-name="T1">Algeria</text:span></text:p>
          </draw:text-box>
        </draw:frame>
        <draw:frame draw:style-name="gr3" draw:text-style-name="P4" draw:layer="layout" svg:width="1.952cm" svg:height="0.725cm" svg:x="5.025cm" svg:y="22.117cm">
          <draw:text-box>
            <text:p text:style-name="P3"><text:span text:style-name="T1">Angola</text:span></text:p>
          </draw:text-box>
        </draw:frame>
        <draw:frame draw:style-name="gr3" draw:text-style-name="P4" draw:layer="layout" svg:width="1.952cm" svg:height="0.725cm" svg:x="5.025cm" svg:y="22.818cm">
          <draw:text-box>
            <text:p text:style-name="P3"><text:span text:style-name="T1">...</text:span></text:p>
          </draw:text-box>
        </draw:frame>
        <draw:frame draw:style-name="gr3" draw:text-style-name="P4" draw:layer="layout" svg:width="2.27cm" svg:height="0.725cm" svg:x="4.707cm" svg:y="23.418cm">
          <draw:text-box>
            <text:p text:style-name="P3"><text:span text:style-name="T1">Ukraine</text:span></text:p>
          </draw:text-box>
        </draw:frame>
        <draw:frame draw:style-name="gr3" draw:text-style-name="P4" draw:layer="layout" svg:width="2.857cm" svg:height="0.725cm" svg:x="4.12cm" svg:y="24.019cm">
          <draw:text-box>
            <text:p text:style-name="P3"><text:span text:style-name="T1">Uzbekist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5:51:10.336403046</meta:creation-date>
    <dc:date>2025-04-11T12:25:45.423365946</dc:date>
    <meta:editing-duration>PT5H31M15S</meta:editing-duration>
    <meta:editing-cycles>3</meta:editing-cycles>
    <meta:generator>LibreOffice/7.4.7.2$Linux_X86_64 LibreOffice_project/40$Build-2</meta:generator>
    <meta:document-statistic meta:object-count="151"/>
  </office:meta>
</office:document-meta>
</file>